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6e6e6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solid" draw:fill="solid" draw:fill-color="#e6e6e6" fo:min-height="7.061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8pt"/>
    </style:style>
    <style:style style:name="P4" style:family="paragraph">
      <style:paragraph-properties fo:margin-left="0cm" fo:margin-right="0cm" fo:margin-top="0.42cm" fo:margin-bottom="0.35cm" fo:text-indent="0cm"/>
    </style:style>
    <style:style style:name="P5" style:family="paragraph">
      <style:paragraph-properties fo:margin-left="0cm" fo:margin-right="0cm" fo:margin-top="0.42cm" fo:margin-bottom="0.35cm" fo:text-indent="0cm"/>
      <style:text-properties fo:font-size="10pt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font-size="28pt"/>
    </style:style>
    <style:style style:name="T2" style:family="text">
      <style:text-properties fo:font-size="16pt" fo:font-weight="bold"/>
    </style:style>
    <style:style style:name="T3" style:family="text">
      <style:text-properties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rect draw:style-name="gr1" draw:text-style-name="P1" draw:layer="layout" svg:width="15.5cm" svg:height="9.5cm" svg:x="0.5cm" svg:y="2.8cm">
          <text:p text:style-name="P2"/>
        </draw:rect>
        <draw:frame draw:style-name="gr2" draw:layer="layout" svg:width="4.24cm" svg:height="0.954cm" svg:x="5.638cm" svg:y="6.9cm">
          <draw:text-box>
            <text:p text:style-name="P2">B-D-GlcpNAc</text:p>
          </draw:text-box>
        </draw:frame>
        <draw:line draw:style-name="gr3" draw:text-style-name="P1" draw:layer="layout" svg:x1="10.238cm" svg:y1="7.4cm" svg:x2="11.2cm" svg:y2="7.4cm">
          <text:p text:style-name="P2"/>
        </draw:line>
        <draw:frame draw:style-name="gr2" draw:layer="layout" svg:width="4.24cm" svg:height="0.954cm" svg:x="11.338cm" svg:y="6.9cm">
          <draw:text-box>
            <text:p text:style-name="P2">B-D-GlcpNAc</text:p>
          </draw:text-box>
        </draw:frame>
        <draw:line draw:style-name="gr3" draw:text-style-name="P1" draw:layer="layout" svg:x1="4.4cm" svg:y1="7.4cm" svg:x2="5.4cm" svg:y2="7.4cm">
          <text:p text:style-name="P2"/>
        </draw:line>
        <draw:frame draw:style-name="gr2" draw:layer="layout" svg:width="3.288cm" svg:height="0.954cm" svg:x="0.612cm" svg:y="6.912cm">
          <draw:text-box>
            <text:p text:style-name="P2">B-D-Manp</text:p>
          </draw:text-box>
        </draw:frame>
        <draw:line draw:style-name="gr3" draw:text-style-name="P1" draw:layer="layout" svg:x1="2.674cm" svg:y1="6.9cm" svg:x2="2.674cm" svg:y2="4.9cm">
          <text:p text:style-name="P2"/>
        </draw:line>
        <draw:line draw:style-name="gr3" draw:text-style-name="P1" draw:layer="layout" svg:x1="2.674cm" svg:y1="9.9cm" svg:x2="2.674cm" svg:y2="7.9cm">
          <text:p text:style-name="P2"/>
        </draw:line>
        <draw:frame draw:style-name="gr2" draw:layer="layout" svg:width="3.321cm" svg:height="0.954cm" svg:x="0.674cm" svg:y="3.9cm">
          <draw:text-box>
            <text:p text:style-name="P2">A-D-Manp</text:p>
          </draw:text-box>
        </draw:frame>
        <draw:frame draw:style-name="gr2" draw:layer="layout" svg:width="3.321cm" svg:height="0.954cm" svg:x="0.548cm" svg:y="9.912cm">
          <draw:text-box>
            <text:p text:style-name="P2">A-D-Manp</text:p>
          </draw:text-box>
        </draw:frame>
        <draw:frame draw:style-name="gr2" draw:layer="layout" svg:width="1.349cm" svg:height="0.954cm" svg:x="9.865cm" svg:y="6.4cm">
          <draw:text-box>
            <text:p text:style-name="P2">1-4</text:p>
          </draw:text-box>
        </draw:frame>
        <draw:frame draw:style-name="gr2" draw:layer="layout" svg:width="1.349cm" svg:height="0.954cm" svg:x="4.1cm" svg:y="6.412cm">
          <draw:text-box>
            <text:p text:style-name="P2">1-4</text:p>
          </draw:text-box>
        </draw:frame>
        <draw:frame draw:style-name="gr2" draw:layer="layout" svg:width="1.349cm" svg:height="0.954cm" svg:x="2.674cm" svg:y="5.412cm">
          <draw:text-box>
            <text:p text:style-name="P2">6-1</text:p>
          </draw:text-box>
        </draw:frame>
        <draw:frame draw:style-name="gr2" draw:layer="layout" svg:width="1.349cm" svg:height="0.954cm" svg:x="2.674cm" svg:y="8.412cm">
          <draw:text-box>
            <text:p text:style-name="P2">3-1</text:p>
          </draw:text-box>
        </draw:frame>
        <draw:frame draw:style-name="gr2" draw:text-style-name="P3" draw:layer="layout" svg:width="14.074cm" svg:height="1.344cm" svg:x="0.6cm" svg:y="1.2cm">
          <draw:text-box>
            <text:p text:style-name="P2"><text:span text:style-name="T1">IUPAC 2D-graph: N-Glycan Core</text:span></text:p>
          </draw:text-box>
        </draw:frame>
        <draw:frame draw:style-name="gr2" draw:text-style-name="P3" draw:layer="layout" svg:width="9.235cm" svg:height="1.344cm" svg:x="16.3cm" svg:y="1.3cm">
          <draw:text-box>
            <text:p text:style-name="P2"><text:span text:style-name="T1">GlycoCT{HashCode}</text:span></text:p>
          </draw:text-box>
        </draw:frame>
        <draw:frame draw:style-name="gr4" draw:text-style-name="P5" draw:layer="layout" svg:width="5.777cm" svg:height="15.536cm" svg:x="16.523cm" svg:y="2.8cm">
          <draw:text-box>
            <text:p text:style-name="P4"><text:span text:style-name="T2">RES</text:span></text:p>
            <text:p text:style-name="P4"><text:span text:style-name="T3">1b:b-dglc-hex-1-5 </text:span></text:p>
            <text:p text:style-name="P4"><text:span text:style-name="T3">2s:n-acetyl</text:span></text:p>
            <text:p text:style-name="P4"><text:span text:style-name="T3">3b:b-dglc-hex-1-5 </text:span></text:p>
            <text:p text:style-name="P4"><text:span text:style-name="T3">4s:n-acetyl</text:span></text:p>
            <text:p text:style-name="P4"><text:span text:style-name="T3">5:b:b-dman-hex-1:5</text:span></text:p>
            <text:p text:style-name="P4"><text:span text:style-name="T3">6:b:a-dman-hex-1:5</text:span></text:p>
            <text:p text:style-name="P4"><text:span text:style-name="T3">7:b:a-dman-hex-1:5</text:span></text:p>
            <text:p text:style-name="P4"><text:span text:style-name="T2">LIN</text:span></text:p>
            <text:p text:style-name="P4"><text:span text:style-name="T3">1:1d(2-1)2n</text:span></text:p>
            <text:p text:style-name="P4"><text:span text:style-name="T3">2:1o(4-1)3d </text:span></text:p>
            <text:p text:style-name="P4"><text:span text:style-name="T3">3:3d(2-1)4n </text:span></text:p>
            <text:p text:style-name="P4"><text:span text:style-name="T3">4:3o(4-1)5d</text:span></text:p>
            <text:p text:style-name="P4"><text:span text:style-name="T3">5:5o(3-1)6d</text:span></text:p>
            <text:p text:style-name="P4"><text:span text:style-name="T3">6:5o(6-1)7d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mer&gt;</text:page-number></text:span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5-12-01T14:46:26</meta:creation-date>
    <dc:date>2007-04-20T16:05:12</dc:date>
    <dc:language>de-DE</dc:language>
    <meta:editing-cycles>16</meta:editing-cycles>
    <meta:editing-duration>PT1H53M5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